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73d" officeooo:paragraph-rsid="001cd73d"/>
    </style:style>
    <style:style style:name="P2" style:family="paragraph" style:parent-style-name="Standard">
      <style:text-properties officeooo:rsid="001d8fb1" officeooo:paragraph-rsid="001d8fb1"/>
    </style:style>
    <style:style style:name="P3" style:family="paragraph" style:parent-style-name="Standard">
      <style:text-properties officeooo:rsid="001da8a0" officeooo:paragraph-rsid="001da8a0"/>
    </style:style>
    <style:style style:name="P4" style:family="paragraph" style:parent-style-name="Standard">
      <style:text-properties officeooo:rsid="001f6f63" officeooo:paragraph-rsid="001f6f63"/>
    </style:style>
    <style:style style:name="T1" style:family="text">
      <style:text-properties officeooo:rsid="001d8fb1"/>
    </style:style>
    <style:style style:name="T2" style:family="text">
      <style:text-properties officeooo:rsid="00208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</text:p>
      <text:p text:style-name="P1">personnalisation de <text:span text:style-name="T1">gâteau.</text:span></text:p>
      <text:p text:style-name="P1">Devis </text:p>
      <text:p text:style-name="P1">possibilité de modifier gâteau pour que ça rentre dans budget </text:p>
      <text:p text:style-name="P1"/>
      <text:p text:style-name="P1">uniquement sucré. </text:p>
      <text:p text:style-name="P1"/>
      <text:p text:style-name="P1">Ajout plus tard <text:s/>de macarons &amp; </text:p>
      <text:p text:style-name="P1">cookies (trois ou quatre sortes)</text:p>
      <text:p text:style-name="P1"/>
      <text:p text:style-name="P1"/>
      <text:p text:style-name="P1">Gateaux. Diamètres (ex. 15, 20 cm) – la taille de la part. </text:p>
      <text:p text:style-name="P1"/>
      <text:p text:style-name="P1">Notifs – gateau en préparation (en préparation, prêt etc.)</text:p>
      <text:p text:style-name="P1"/>
      <text:p text:style-name="P1"/>
      <text:p text:style-name="P1">Commencer avec choix limité pour ne pas noyer le client. </text:p>
      <text:p text:style-name="P1"/>
      <text:p text:style-name="P1"/>
      <text:p text:style-name="P1">Message personnalisé</text:p>
      <text:p text:style-name="P1">Age si anniversaire. </text:p>
      <text:p text:style-name="P1"/>
      <text:p text:style-name="P1"/>
      <text:p text:style-name="P2">Nouveau site GiLuna Make your cake (<text:span text:style-name="T2">pimp your cake</text:span>)</text:p>
      <text:p text:style-name="P2"/>
      <text:p text:style-name="P2">Comptes clients – cumul points. </text:p>
      <text:p text:style-name="P2"/>
      <text:p text:style-name="P2"/>
      <text:p text:style-name="P2">Réception mail après commande </text:p>
      <text:p text:style-name="P2">Paiement </text:p>
      <text:p text:style-name="P1"/>
      <text:p text:style-name="P1"/>
      <text:p text:style-name="P1"/>
      <text:p text:style-name="P3">ALLERGÈNES </text:p>
      <text:p text:style-name="P3"/>
      <text:p text:style-name="P3"/>
      <text:p text:style-name="P4">Site très DYNAMIQUE</text:p>
      <text:p text:style-name="P4">parcours de personnalis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28:55.713665112</meta:creation-date>
    <dc:date>2018-11-14T12:44:49.185965319</dc:date>
    <meta:editing-duration>PT19H14M52S</meta:editing-duration>
    <meta:editing-cycles>1</meta:editing-cycles>
    <meta:document-statistic meta:table-count="0" meta:image-count="0" meta:object-count="0" meta:page-count="1" meta:paragraph-count="19" meta:word-count="87" meta:character-count="583" meta:non-whitespace-character-count="499"/>
    <meta:generator>LibreOffice/6.0.6.2$Linux_X86_64 LibreOffice_project/00m0$Build-2</meta:generator>
  </office:meta>
</office:document-meta>
</file>